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1402in" fo:text-indent="0in" style:auto-text-indent="false"/>
    </style:style>
    <style:style style:name="P11" style:family="paragraph" style:parent-style-name="Standard">
      <style:text-properties fo:font-weight="bold" style:font-weight-asian="bold" style:font-weight-complex="bold"/>
    </style:style>
    <style:style style:name="P12" style:family="paragraph" style:parent-style-name="Text_20_body">
      <style:paragraph-properties fo:margin-top="0in" fo:margin-bottom="0in"/>
    </style:style>
    <style:style style:name="P13" style:family="paragraph" style:parent-style-name="preformatted">
      <style:text-properties fo:font-weight="normal" style:font-weight-asian="normal" style:font-weight-complex="normal"/>
    </style:style>
    <style:style style:name="P14" style:family="paragraph" style:parent-style-name="Preformatted_20_Text" style:list-style-name="Numbering_20_1"/>
    <style:style style:name="P15" style:family="paragraph" style:parent-style-name="Preformatted_20_Text">
      <style:text-properties fo:font-size="9pt" style:font-size-asian="9pt" style:font-size-complex="9pt"/>
    </style:style>
    <style:style style:name="P16" style:family="paragraph" style:parent-style-name="Heading_20_1" style:master-page-name="First_20_Page">
      <style:paragraph-properties style:page-number="auto"/>
    </style:style>
    <style:style style:name="P17" style:family="paragraph" style:parent-style-name="Text_20_body" style:list-style-name="List_20_1"/>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1"/>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ist_20_1">
      <style:paragraph-properties fo:margin-left="0.4925in" fo:margin-right="0in" fo:margin-top="0in" fo:margin-bottom="0in" fo:text-indent="0in" style:auto-text-indent="false"/>
    </style:style>
    <style:style style:name="P30" style:family="paragraph" style:parent-style-name="Text_20_body" style:list-style-name="List_20_1">
      <style:paragraph-properties fo:margin-left="0.4925in" fo:margin-right="0in" fo:text-indent="0in" style:auto-text-indent="false"/>
    </style:style>
    <style:style style:name="P31" style:family="paragraph" style:parent-style-name="Text_20_body" style:list-style-name="L2">
      <style:paragraph-properties fo:margin-left="0in" fo:margin-right="0in" fo:text-indent="0in" style:auto-text-indent="false"/>
    </style:style>
    <style:style style:name="P32" style:family="paragraph" style:parent-style-name="Text_20_body" style:list-style-name="List_20_1">
      <style:paragraph-properties fo:margin-left="0in" fo:margin-right="0in" fo:text-indent="0in" style:auto-text-indent="false"/>
    </style:style>
    <style:style style:name="P33" style:family="paragraph" style:parent-style-name="Standard" style:list-style-name="Numbering_20_1"/>
    <style:style style:name="P34" style:family="paragraph" style:parent-style-name="Standard" style:list-style-name="Numbering_20_1">
      <style:text-properties style:font-name="CourierNewPSMT" fo:font-size="10pt" style:font-name-asian="CourierNewPSMT" style:font-size-asian="10pt" style:font-name-complex="CourierNewPSMT" style:font-size-complex="10pt"/>
    </style:style>
    <style:style style:name="P35" style:family="paragraph" style:parent-style-name="Standard" style:list-style-name="L12"/>
    <style:style style:name="P36" style:family="paragraph" style:parent-style-name="BulletedNumberText" style:list-style-name="List_20_1"/>
    <style:style style:name="P37" style:family="paragraph" style:parent-style-name="BulletedNumberText" style:list-style-name="Numbering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000000"/>
    </style:style>
    <style:style style:name="T13" style:family="text">
      <style:text-properties fo:color="#000000" style:font-name="Monospace" style:font-name-asian="Monospace" style:font-name-complex="Monospace"/>
    </style:style>
    <style:style style:name="T14" style:family="text">
      <style:text-properties fo:color="#008080"/>
    </style:style>
    <style:style style:name="T15" style:family="text">
      <style:text-properties fo:color="#3f7f7f"/>
    </style:style>
    <style:style style:name="T16" style:family="text">
      <style:text-properties style:font-name="Palatino Linotype3"/>
    </style:style>
    <style:style style:name="T17" style:family="text">
      <style:text-properties style:font-name="Palatino Linotype3" fo:font-size="12pt" style:font-name-asian="PalatinoLinotype-Roman" style:font-size-asian="12pt" style:font-name-complex="PalatinoLinotype-Roman" style:font-size-complex="12pt"/>
    </style:style>
    <style:style style:name="T18" style:family="text">
      <style:text-properties style:font-name="CourierNewPSMT" fo:font-size="10pt" style:font-name-asian="CourierNewPSMT" style:font-size-asian="10pt" style:font-name-complex="CourierNewPSMT" style:font-size-complex="10pt"/>
    </style:style>
    <style:style style:name="T19" style:family="text">
      <style:text-properties style:text-line-through-style="solid"/>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33175420" text:style-name="List_20_1">
        <text:list-item>
          <text:p text:style-name="P18">JDK 1.5 – specifically, Java 1.5.0_11 or later</text:p>
        </text:list-item>
        <text:list-item>
          <text:p text:style-name="P17">JAVA_HOME environment variable must be set </text:p>
        </text:list-item>
        <text:list-item>
          <text:p text:style-name="P17">Hardware for testing: most current desktop or laptops will be adequate.</text:p>
        </text:list-item>
        <text:list-item>
          <text:p text:style-name="P17">Hardware for production: A server class machine generally with at least 1Gig allocated to the jvm. <text:s/>We recommend 2GB (see settings below).</text:p>
        </text:list-item>
        <text:list-item>
          <text:p text:style-name="P17">An adequate database system. In particular, the database probably has to support Unicode. <text:s/>Many Bedework installations use MySQL or Oracle.</text:p>
        </text:list-item>
        <text:list-item>
          <text:p text:style-name="P17">To implement the Bedework calendaring system, it is useful to understand the following:</text:p>
        </text:list-item>
        <text:list-item>
          <text:p text:style-name="P29"><text:a xlink:type="simple" xlink:href="http://java.sun.com/products/servlet/docs.html">Java servlets: http://java.sun.com/products/servlet/docs.html</text:a></text:p>
        </text:list-item>
        <text:list-item>
          <text:p text:style-name="P29"><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0">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33191886" text:style-name="L1">
        <text:list-item>
          <text:p text:style-name="P19">Hsql – the database we provide with the quickstart. It is unclear how safe it is to use as <text:soft-page-break/>a production database. It appears to be used by various systems to provide a persistence mechanism for messages (e.g. Jboss does this) so it might be usable on a small scale. </text:p>
        </text:list-item>
        <text:list-item>
          <text:p text:style-name="P19">MySql version 5</text:p>
        </text:list-item>
        <text:list-item>
          <text:p text:style-name="P19">Oracle Version 10 and perhaps Version 9 with Version 10 jdbc drivers.</text:p>
        </text:list-item>
      </text:list>
      <text:h text:style-name="Heading_20_3" text:outline-level="3">Unsupported databases</text:h>
      <text:p text:style-name="Text_20_body"><text:span text:style-name="T16">Because of our use of Hibernate, we don’t support databases they don’t support. <text:s/>While Hibernate should make it possible to run Bedework on any Hibernate supported database, i</text:span><text:span text:style-name="T17">n reality, there are problems with some systems that may require hand-editing of the schema.</text:span><text:span text:style-name="T16">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33201835" text:style-name="L2">
        <text:list-item>
          <text:p text:style-name="P31">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1">PostgreSQL: We hope to do more work in the near future supporting postgres. </text:p>
        </text:list-item>
        <text:list-item>
          <text:p text:style-name="P31">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Copy the distributed configurations to your home directory</text:h>
      <text:p text:style-name="Text_20_body">Bedework uses a configuration directory to store multiple named configurations. The <text:soft-page-break/>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bwbuild directory in windows would live here:</text:p>
      <text:p text:style-name="P3">C:\Documents and Settings\userid\bwbuild</text:p>
      <text:p text:style-name="Text_20_body">Inside <text:span text:style-name="T5">bwbuild</text:span> you will find a number of example configurations in subdirectories, for example <text:span text:style-name="T5">default, mysql,</text:span> and <text:span text:style-name="T5">jboss</text:span>. 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provided jboss configuration, and </text:p>
      <text:p text:style-name="Preformatted_20_Text">./bw -bwc mysql start</text:p>
      <text:p text:style-name="Text_20_body">will start the quickstart with the mysql configuration.</text:p>
      <text:p text:style-name="Text_20_body">If no configuration is named, then the configuration named <text:span text:style-name="T5">default</text:span> will be used.</text:p>
      <text:p text:style-name="Text_20_body">In <text:span text:style-name="T7">each</text:span> configuration you will find the following files (the default configuration is used in this example):</text:p>
      <text:p text:style-name="Preformatted_20_Text">bwbuild/default/build.properties</text:p>
      <text:p text:style-name="Preformatted_20_Text">bwbuild/default/cal.options.xml</text:p>
      <text:p text:style-name="Preformatted_20_Text">bwbuild/default/cal.properties</text:p>
      <text:p text:style-name="Preformatted_20_Text">bwbuild/default/carddav.options.xml</text:p>
      <text:p text:style-name="Preformatted_20_Text">bwbuild/default/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ext:soft-page-break/>The <text:span text:style-name="T5">cal.properties</text:span> file is used only for the build and deployment process while the <text:span text:style-name="T5">cal.options.xml</text:span> file is for runtime properties and is included in the resulting applications. </text:p>
      <text:p text:style-name="Text_20_body">The <text:span text:style-name="T5">context.xml</text:span> file is referenced by the properties file and is where you place tomcat settings for the database resource.</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6">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33206229" text:style-name="L3">
        <text:list-item>
          <text:p text:style-name="P20"><text:span text:style-name="T1">CalAdmin</text:span> – the administration application</text:p>
        </text:list-item>
        <text:list-item>
          <text:p text:style-name="P20"><text:span text:style-name="T1">Events</text:span> – public events (unauthenticated access to calendars)</text:p>
        </text:list-item>
        <text:list-item>
          <text:p text:style-name="P20"><text:span text:style-name="T1">SoEDept</text:span> – example calendar suite</text:p>
        </text:list-item>
        <text:list-item>
          <text:p text:style-name="P20"><text:span text:style-name="T1">UserCal</text:span> – personal events</text:p>
        </text:list-item>
        <text:list-item>
          <text:p text:style-name="P20"><text:span text:style-name="T1">Pubcaldav</text:span> – public events caldav server. <text:s/>Provides unauthenticated access to calendars.</text:p>
        </text:list-item>
        <text:list-item>
          <text:p text:style-name="P20"><text:span text:style-name="T1">Usercaldav</text:span> - personal caldav server. <text:s/>Provides authenticated access to calendars.</text:p>
        </text:list-item>
        <text:list-item>
          <text:p text:style-name="P20"><text:span text:style-name="T1">dumpres</text:span> – the dump restore utility</text:p>
        </text:list-item>
        <text:list-item>
          <text:p text:style-name="P20"><text:span text:style-name="T1">caldavTest</text:span> – a test application for caldav</text:p>
        </text:list-item>
        <text:list-item>
          <text:p text:style-name="P20"><text:span text:style-name="T1">test</text:span> – a test suite</text:p>
        </text:list-item>
        <text:list-item>
          <text:p text:style-name="P20"><text:span text:style-name="T1">restoreFrom2p3px</text:span> – the dump restore utility configured to restore from uwcalendar 2.3.x</text:p>
        </text:list-item>
        <text:list-item>
          <text:p text:style-name="P20"><text:span text:style-name="T1">bwconfig</text:span> – (not in the list but a configuration section is present). This is a try at a web <text:soft-page-break/>based configuration application (not currently in use and likely to be deprecated).</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33201352" text:style-name="L4">
        <text:list-item>
          <text:p text:style-name="P21">“caldav” - a caldav server</text:p>
        </text:list-item>
        <text:list-item>
          <text:p text:style-name="P21">“caldavTest” - a caldav test package</text:p>
        </text:list-item>
        <text:list-item>
          <text:p text:style-name="P21">“webapps” - a web client</text:p>
        </text:list-item>
        <text:list-item>
          <text:p text:style-name="P21">“dumprestore” - a dump/restore application</text:p>
        </text:list-item>
        <text:list-item>
          <text:p text:style-name="P21">“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text:soft-page-break/>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he xsl stylesheets of Bedework 3.5 and earlier versions make reference to one or two of these properties by name, in particular the string “user” for the name of the user calendar root. If you change this value, you must update the xslt files that reference it. 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text:soft-page-break/>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33234968" text:continue-list="list33175420" text:style-name="List_20_1">
          <text:list-item text:start-value="1">
            <text:p text:style-name="P36">Configure tomcat or each context to use another database </text:p>
          </text:list-item>
          <text:list-item>
            <text:p text:style-name="P36">Configure Hibernate to use the appropriate dialect </text:p>
          </text:list-item>
          <text:list-item>
            <text:p text:style-name="P36">Rebuild </text:p>
          </text:list-item>
          <text:list-item>
            <text:p text:style-name="P32">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33202069" text:style-name="L5">
          <text:list-item>
            <text:p text:style-name="P22">The client (browser, caldav client etc)</text:p>
          </text:list-item>
          <text:list-item>
            <text:p text:style-name="P22">The servlet container (jboss, tomcat)</text:p>
          </text:list-item>
          <text:list-item>
            <text:p text:style-name="P22">The servlet (bedework)</text:p>
          </text:list-item>
          <text:list-item>
            <text:p text:style-name="P22">Jdbc settings</text:p>
          </text:list-item>
          <text:list-item>
            <text:p text:style-name="P22">The database</text:p>
          </text:list-item>
        </text:list>
        <text:h text:style-name="Heading_20_3" text:outline-level="3"><text:bookmark text:name="ConfigureTomcat5.0.28"/><text:soft-page-break/>Configure your applications context.xml</text:h>
        <text:p text:style-name="Text_20_body">Tomcat 5.5.x applications are configured by setting up context.xml files for each application. </text:p>
        <text:p text:style-name="Text_20_body">The <text:span text:style-name="T5">context.xml</text:span> file located in the configuration look something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At the very least, set the URL to your database, and set the username and password with which you will connect.</text:p>
        <text:p text:style-name="Text_20_body">The “@CONTEXT-ROOT@“ is an example of a token which will be replaced during deployment by a value from the properties file. If you have the above token in your file it will be replaced with the correct context root. </text:p>
        <text:p text:style-name="Text_20_body">The reference to this context.xml file is in the cal.properties file and looks something like:</text:p>
        <text:p text:style-name="P2">...</text:p>
        <text:p text:style-name="P2">org.bedework.app.Events.tomcat.context.xml=${env.BEDEWORK_CONFIG}/context.xml</text:p>
        <text:p text:style-name="Text_20_body">This can be changed if you need more than one context.xml file or wish to locate it outside of the configuration directory:</text:p>
        <text:p text:style-name="P2">...</text:p>
        <text:p text:style-name="P2">org.bedework.app.Events.tomcat.context.xml=<text:span text:style-name="T13">&lt;home&gt;/mycontexts/</text:span>context.xml</text:p>
        <text:p text:style-name="P2">...</text:p>
        <text:h text:style-name="Heading_20_3" text:outline-level="3"><text:bookmark text:name="ConfigureTomcat5.0.281"/>Configure Tomcat 5.5.x</text:h>
        <text:p text:style-name="Text_20_body">With the above configuration you do not need to configure a database in tomcat’s server.xml. <text:soft-page-break/>However some changes are needed. These are:</text:p>
        <text:list xml:id="list33192304" text:style-name="L6">
          <text:list-item>
            <text:p text:style-name="P23">Allow no roles</text:p>
          </text:list-item>
          <text:list-item>
            <text:p text:style-name="P23">Add jdbc drivers</text:p>
          </text:list-item>
          <text:list-item>
            <text:p text:style-name="P23">Allow directory browsing</text:p>
          </text:list-item>
          <text:list-item>
            <text:p text:style-name="P23">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text:soft-page-break/>Add Jdbc drivers</text:h>
        <text:list xml:id="list33179548" text:style-name="L7">
          <text:list-item>
            <text:p text:style-name="P24">Copy the appropriate jdbc driver .jar file for the database you are deploying to the &lt;tomcat&gt;/common/lib directory. <text:s/>For example, the quickstart comes packaged with the Hypersonic SQL driver: &lt;quickstart&gt;/apache-tomcat-5.5.17/common/lib/hsqldb-1.7.3.3.jar .</text:p>
          </text:list-item>
          <text:list-item>
            <text:p text:style-name="P24"><text:span text:style-name="T19">Copy the same driver jar into &lt;userhome&gt;/bwbuild/&lt;config&gt;/lib/jdbc/ <text:s/>so that it can be built into the dump/restore utility you will use to initialize the database. <text:s/>(If the lib/jdbc directory doesn't exist, create it.)</text:span> <text:s/><text:span text:style-name="T9">Please note: this step does not currently work. <text:s/>Instead: </text:span><text:span text:style-name="T2">drop the jar file into &lt;quickstart&gt;/dumpres/lib/ after it is built and unzipped. </text:span><text:span text:style-name="T1"><text:s/></text:span><text:span text:style-name="T4">(See “Build the schema and initialize using the Dump / Restore Utility” on page 12 below).</text:span></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oft-page-break/><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text:soft-page-break/>hsqldb, you will need to make the appropriate jdbc drivers available. Place the driver jar file in the directory bedework/lib/jdbc and it will appear on the class path for the schema and the dump and restore applications.</text:p>
        <text:p text:style-name="Text_20_body">You will also need to place this jar file in the tomcat common/lib directory so that tomcat can access the database.</text:p>
        <text:h text:style-name="Heading_20_3" text:outline-level="3">Build the newly configured system</text:h>
        <text:p text:style-name="Text_20_body">With all that in place it is now possible to build yourself a system using your configuration. Assuming you chose to update the default configuration then the build command would be </text:p>
        <text:p text:style-name="Preformatted_20_Text">./bw clean.deploy.debug</text:p>
        <text:p text:style-name="Text_20_body">If you used the mysql configuration then the command would be </text:p>
        <text:p text:style-name="Preformatted_20_Text">./bw -bwc 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the Tomcat directory within the quickstart distribution, your application war files are now deployed. Otherwise, collect the war files and drop them in your container. </text:p>
        <text:p text:style-name="P6"><text:span text:style-name="Emphasis"><text:span text:style-name="T2">Note: ".debug" will provide debugging output in the server log. You can remove it and rebuild when you are convinced you are production ready.)</text:span></text:span><text:span text:style-name="T2"> </text:span></text:p>
        <text:h text:style-name="Heading_20_3" text:outline-level="3">Build the schema and initialize using the Dump / Restore Utility</text:h>
        <text:p text:style-name="Text_20_body">Now create a schema and initialize the database. The deploy process created a zip file called bedework/dist/dumpres.zip which can be unzipped to run the schema build. T<text:span text:style-name="T7">his is Bedework's dump/restore utility</text:span>. The unzipped utility contains a Unix shell script named <text:span text:style-name="T5">bwrun.sh</text:span> (in Windows, <text:span text:style-name="T5">bwrun.bat</text:span><text:span text:style-name="T7">) that you will use to dump and restore the database. <text:s/>This file is useful for creating backups and essential for performing upgrades between Bedework versions.</text:span></text:p>
        <text:p text:style-name="Text_20_body">Unzip that file to a convenient location and in linux ensure the file called <text:span text:style-name="T5">bwrun.sh</text:span> is executable (<text:span text:style-name="T1">chmod +x bwrun.sh</text:span>). <text:s/>This manual generally assumes you have unzipped the folder to the root of the quickstart directory, &lt;quickstart&gt;/dumpres/.</text:p>
        <text:p text:style-name="P7"><text:soft-page-break/>Drop a copy of the database's jdbc driver jar file into &lt;quickstart&gt;/dumpres/lib/ </text:p>
        <text:p text:style-name="Text_20_body">The Hibernate schema tool can create all the tables and constraints directly in the target database. <text:s/>To do this, make sure Bedework is running, then enter:</text:p>
        <text:p text:style-name="preformatted">./bwrun schema-export</text:p>
        <text:p text:style-name="Text_20_body">The tables will be created in your database (a file named “schema.sql” is also created). This process is non-destructive, so if you wish to start with a clean database, you will need to manually drop your tables. A word of warning here; while the schema-export option is useful there is little or no error checking taking place. Check back through the output for errors. A logfile is written and may be easier to check through.</text:p>
        <text:p text:style-name="Standard">If you wish only to <text:s/>create a schema file for your system, enter: </text:p>
        <text:p text:style-name="preformatted">./bwrun schema</text:p>
        <text:p text:style-name="Text_20_body">This produces a file named “schema.sql”. <text:s/></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text:span text:style-name="T6">See also the “restore” target below to restore a different file such as &lt;quickstart&gt;/bedework/projects/dumprestore/resources/inibedework-sparse.xml which contains only the minimum data to run the system.</text:span></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Note: initbedework.xml creates a single super-user “admin”. However, there is a potential problem here if you are trying to bring yourself up in your local user address space; you need an administrator that can log into the admin client. <text:s/>To simplify this, we will probably add a property to set the administrative user you wish to use in future releases.</text:p>
        <text:p text:style-name="Text_20_body">To dump the database data use </text:p>
        <text:p text:style-name="P3"><text:soft-page-break/>./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defined in &lt;tomcat&gt;/conf/server.xml and in the quickstart is configured to use the packaged Apache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oft-page-break/><text:span text:style-name="Strong_20_Emphasis"><text:span text:style-name="T2">./bw clean.deploy</text:span></text:span><text:span text:style-name="T2"> </text:span></text:p>
      <text:p text:style-name="P13">or</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33194662" text:style-name="L8">
        <text:list-item>
          <text:p text:style-name="P25">Create a user in your domain, e.g. caladmin, that is already set up as a superuser in the Bedework quickstart.</text:p>
        </text:list-item>
        <text:list-item>
          <text:p text:style-name="P25">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33191639" text:style-name="L9">
        <text:list-item>
          <text:p text:style-name="P26">Within the /caladmin application, select "Admin Groups: Add" </text:p>
        </text:list-item>
        <text:list-item>
          <text:p text:style-name="P26">Give the group a name, a description, provide a userId for the owner, and set the "Events Owner" to agrp_<text:span text:style-name="Emphasis">groupName</text:span>, or something meaningful that will will easily identify which group the event belongs to. (Note: you should leave the prefix (e.g. “agrp_”) on event owners; the prefix is defined in the properties file as the property org.bedework.app.CalAdmin.admingroupsidprefix) </text:p>
        </text:list-item>
        <text:list-item>
          <text:p text:style-name="P26">Once the group is added, add members by providing user ids. <text:s/>(These should map to those used to authenticate to the administrative client.)</text:p>
        </text:list-item>
      </text:list>
      <text:h text:style-name="Heading_20_2" text:outline-level="2">Create initial public calendar aliases</text:h>
      <text:list xml:id="list33204375" text:style-name="L10">
        <text:list-item>
          <text:p text:style-name="P27">Login to the /caladmin application as super user.</text:p>
        </text:list-item>
        <text:list-item>
          <text:p text:style-name="P27"><text:soft-page-break/>From the “Sytem” tab, select “Manage calendars &amp; folders”. <text:s/>The default public calendar tree is divided into three sections: aliases, cals, and unbrowsable. <text:s/></text:p>
        </text:list-item>
        <text:list-item>
          <text:p text:style-name="P27">Add folders and aliases in the /public/aliases branch to provide a default set of curated event groupings. <text:s/>The aliases are available to all calendar suites for subscription.</text:p>
        </text:list-item>
        <text:list-item>
          <text:p text:style-name="P27">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8">The quickstart release comes with a default calendar suite called MainCampus which is appropriate for use as the first public calendar suite in a production environment. <text:s/></text:p>
      <text:p text:style-name="P8">For more information see chapter 6.5 “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text:soft-page-break/>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Setting up the Bedework Themes</text:h>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text:soft-page-break/>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cal.properties file by the property: “app.&lt;name&gt;.cal.suite” for the public calendar suites and “app.&lt;name&gt;.root” for the other web applications. </text:span></text:span></text:p>
      <text:p text:style-name="P9"><text:span text:style-name="Strong_20_Emphasis"><text:span text:style-name="T2">Given the values in the properties file:</text:span></text:span></text:p>
      <text:p text:style-name="P9"/>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10"><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1"> ; the “SoeDept” calendar suite at </text:span></text:span><text:a xlink:type="simple" xlink:href="http://somewebserver/bedework-3.5/calrsrc.SoeDept"><text:span text:style-name="Strong_20_Emphasis"><text:span text:style-name="T11">http://somewebserver/bedework-3.5/calrsrc.SoeDept</text:span></text:span></text:a><text:span text:style-name="Strong_20_Emphasis"><text:span text:style-name="T11"> </text:span></text:span></text:p>
      <text:p text:style-name="P10"><text:span text:style-name="Strong_20_Emphasis"><text:span text:style-name="T10">Once you have set the above property values, copy the values into the &lt;approot&gt; elements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5">Directory browsing and pathname discovery</text:span></text:span></text:h>
      <text:p text:style-name="Text_20_body"><text:span text:style-name="Strong_20_Emphasis"><text:span text:style-name="T7">If directory browsing is disallowed on your web server, be certain to set the <text:s/>&lt;directoryBrowsingDisallowed&gt; option to “true” in the .options.xml file,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Chapter 4.</text:span></text:span></text:p>
      <text:h text:style-name="Heading_20_3" text:outline-level="3"><text:soft-page-break/><text:span text:style-name="Strong_20_Emphasis"><text:span text:style-name="T2">Rebuild / Redeploy Bedework </text:span></text:span></text:h>
      <text:p text:style-name="Text_20_body"><text:span text:style-name="Strong_20_Emphasis"><text:span text:style-name="T2">To pull in the theme configuration changes, rebuild Bedework:</text:span></text:span></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Caching</text:h>
      <text:p text:style-name="Text_20_body">Bedework makes use of caching at the database level using Hibernate and at the web front-end using a pluggable cache application.</text:p>
      <text:h text:style-name="Heading_20_4" text:outline-level="4">Database Caching and Hibernate</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oft-page-break/><text:span text:style-name="T12"><text:s text:c="10"/></text:span><text:span text:style-name="T14">&lt;</text:span><text:span text:style-name="T15">cachingOn</text:span><text:span text:style-name="T14">&gt;</text:span><text:span text:style-name="T12">true</text:span><text:span text:style-name="T14">&lt;/</text:span><text:span text:style-name="T15">cachingOn</text:span><text:span text:style-name="T14">&gt;</text:span></text:p>
      <text:p text:style-name="preformatted"><text:span text:style-name="T12"><text:s text:c="10"/></text:span><text:span text:style-name="T14">&lt;</text:span><text:span text:style-name="T15">cachePrefix</text:span><text:span text:style-name="T14">&gt;</text:span><text:span text:style-name="T12">bwpubevents</text:span><text:span text:style-name="T14">&lt;/</text:span><text:span text:style-name="T15">cachePrefix</text:span><text:span text:style-name="T14">&gt;</text:span></text:p>
      <text:p text:style-name="Text_20_body">These settings turn caching on and set the cache prefix to “ <text:span text:style-name="T12">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4" text:outline-level="4">Web Feed Caching </text:h>
      <text:p text:style-name="Text_20_body">Bedework ships with a production-ready caching application for caching data feeds.</text:p>
      <text:h text:style-name="Heading_20_2" text:outline-level="2">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text:soft-page-break/>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33205712" text:style-name="L11">
        <text:list-item>
          <text:p text:style-name="P28"><text:span text:style-name="T1">schedule request</text:span>: allow (named principals) to request meetings</text:p>
        </text:list-item>
        <text:list-item>
          <text:p text:style-name="P28"><text:span text:style-name="T1">schedule reply</text:span>: allow (named principals) to reply to meeting requests</text:p>
        </text:list-item>
        <text:list-item>
          <text:p text:style-name="P28"><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text:soft-page-break/>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5">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allow scheduling via CalDAV form anywhere. </text:p>
      <text:h text:style-name="Heading_20_2" text:outline-level="2">TUTORIAL: setting up Bedework to work with MySQL &amp; LDAP</text:h>
      <text:p text:style-name="Text_20_body"><draw:frame draw:style-name="fr1" draw:name="Frame1" text:anchor-type="paragraph" svg:x="4.6965in" svg:y="0.0689in" svg:width="2.0634in" draw:z-index="0"><draw:text-box fo:min-height="1.9008in"><text:p text:style-name="P12"><text:span text:style-name="Strong_20_Emphasis"><text:span text:style-name="T9">Note to Windows users:</text:span></text:span><text:span text:style-name="Strong_20_Emphasis"><text:span text:style-name="T7"> replace all commands of the form “./[command]” with “[command]” or “[command].bat”. <text:s/></text:span></text:span></text:p><text:p text:style-name="P12"><text:span text:style-name="Strong_20_Emphasis"><text:span text:style-name="T7"/></text:span></text:p><text:p text:style-name="P12"><text:span text:style-name="Strong_20_Emphasis"><text:span text:style-name="T7">For example, to start Bedework, enter:</text:span></text:span></text:p><text:p text:style-name="P12"><text:span text:style-name="Strong_20_Emphasis"><text:span text:style-name="T7">“</text:span></text:span><text:span text:style-name="Strong_20_Emphasis"><text:span text:style-name="T9">bw -quickstart 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Tomcat packaged with the quickstart.</text:p>
      <text:p text:style-name="Text_20_body">To get the most out of this concrete example, please read through Chapter 2 “Getting Started” and all of Chapter 3 to this point. </text:p>
      <text:list xml:id="list33184876" text:style-name="Numbering_20_1">
        <text:list-item>
          <text:p text:style-name="P37">Download the quickstart release from <text:lin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37">Log into a console window and set JAVA_HOME.<text:line-break/>E.g. “export JAVA_HOME=/usr/java/jdk1.5.0_13” (in windows: <text:line-break/>“set JAVA_HOME=C:\Program Files\Java\jdk1.5.0_13”)<text:line-break/></text:p>
        </text:list-item>
        <text:list-item>
          <text:p text:style-name="P37">Unzip the quickstart, and run it to demonstrate that it is working as expected:</text:p>
          <text:p text:style-name="P14">cd &lt;quickstartDirectory&gt;<text:line-break/>./bw -quickstart start</text:p>
          <text:p text:style-name="P37"/>
        </text:list-item>
        <text:list-item>
          <text:p text:style-name="P37">Copy the configurations directory to your home directory:</text:p>
          <text:p text:style-name="P14"><text:soft-page-break/>cp &lt;quickstartDirectory&gt;/bedework/config/bwbuild /home/&lt;userid&gt;/</text:p>
          <text:p text:style-name="P37"/>
        </text:list-item>
        <text:list-item>
          <text:p text:style-name="P37">Verify that you have an instance of MySQL running on your system, e.g. version 5.1.</text:p>
          <text:list>
            <text:list-item>
              <text:p text:style-name="P37"><text:s/>Login to MySQL as root and create a database:</text:p>
            </text:list-item>
          </text:list>
          <text:p text:style-name="P14">create database bedework3p5</text:p>
          <text:list>
            <text:list-item>
              <text:p text:style-name="P37"><text:s/>Grant privileges on the table to a user of your choice:</text:p>
            </text:list-item>
          </text:list>
          <text:p text:style-name="P14">grant all on bedework3p5 to bedework identified by 'somepassword';</text:p>
          <text:p text:style-name="P37"/>
        </text:list-item>
        <text:list-item>
          <text:p text:style-name="P37">Modify the example mysql config provided with the quickstart: <text:s/></text:p>
          <text:list>
            <text:list-item>
              <text:p text:style-name="P37"><text:s/>Modify /home/&lt;userid&gt;/bwbuild/mysql/<text:span text:style-name="T1">cal.properties</text:span>:</text:p>
              <text:list>
                <text:list-item>
                  <text:p text:style-name="P33">Remove from line 19 any applications you don't want to build org.bedework.install.app.names=&lt;apps&gt;</text:p>
                </text:list-item>
                <text:list-item>
                  <text:p text:style-name="P33">On lines 34-36, set the URL, username, and password for the database created in step 5 (you will do this again in the next step). <text:s/>E.g. the URL would be: <text:s/>org.bedework.global.jdbcurl=jdbc:mysql://127.0.0.1:3306/bedework3p5 (assuming MySQL is running on the same server – otherwise adjust the URL appropriately).<text:line-break/></text:p>
                </text:list-item>
              </text:list>
            </text:list-item>
            <text:list-item>
              <text:p text:style-name="P33"><text:s/>Configure your connection to the MySQL datasource (again) in /home/&lt;userid&gt;/bwbuild/mysql/<text:span text:style-name="T1">context.xml</text:span> </text:p>
              <text:list>
                <text:list-item>
                  <text:p text:style-name="P33">set the url to point at your database, e.g. <text:s text:c="11"/>url="jdbc:mysql://127.0.0.1:3306/bedework3p5"</text:p>
                </text:list-item>
                <text:list-item>
                  <text:p text:style-name="P37">set the username and password to that of the user created in step 5.<text:line-break/></text:p>
                </text:list-item>
              </text:list>
            </text:list-item>
            <text:list-item>
              <text:p text:style-name="P37"><text:s/>Modify /home/&lt;userid&gt;/bwbuild/mysql/<text:span text:style-name="T1">cal.options.xml</text:span>:</text:p>
              <text:list>
                <text:list-item>
                  <text:p text:style-name="P37">Set the default tzid (timezone id) and the systemid on lines 110 &amp; 111, e.g. &lt;tzid&gt;America/New York&lt;/tzid&gt; and &lt;systemid&gt;<text:a xlink:type="simple" xlink:href="mailto:calendar@mysite.edu">calendar@mysite.edu</text:a>&lt;/systemid&gt;<text:line-break/></text:p>
                </text:list-item>
              </text:list>
            </text:list-item>
          </text:list>
        </text:list-item>
        <text:list-item>
          <text:p text:style-name="P33"><text:s/>Build the system:</text:p>
          <text:p text:style-name="P14">./bw -bwc mysql clean.deploy.debug</text:p>
        </text:list-item>
        <text:list-item>
          <text:p text:style-name="P37">Unzip and prepare the newly built dump/restore utility:</text:p>
          <text:p text:style-name="P14">cd &lt;quickstartDirectory&gt;</text:p>
          <text:p text:style-name="P14">unzip bedework/dist/dumpres.zip</text:p>
          <text:p text:style-name="P14">cd dumpres</text:p>
          <text:p text:style-name="P14">chmod +x bwrun</text:p>
          <text:list>
            <text:list-header>
              <text:p text:style-name="P33"><text:soft-page-break/><text:s/></text:p>
            </text:list-header>
          </text:list>
        </text:list-item>
        <text:list-item>
          <text:p text:style-name="P37">Download the <text:s/><text:a xlink:type="simple" xlink:href="http://dev.mysql.com/downloads/connector/j/5.1.html">JDBC Driver for MySQL</text:a> (Connector/J). <text:s/>Unzip the file and place the jar file from the package (e.g. mysql-connector-java-5.1.8.bin.jar) <text:s/>in both of these folders:</text:p>
          <text:list>
            <text:list-item>
              <text:p text:style-name="P37"><text:s/>&lt;quickstart&gt;/apache-tomcat-5.5.17/common/lib/</text:p>
            </text:list-item>
            <text:list-item>
              <text:p text:style-name="P37"><text:s/>&lt;quickstart&gt;/dumpres/lib/<text:line-break/></text:p>
            </text:list-item>
          </text:list>
        </text:list-item>
        <text:list-item>
          <text:p text:style-name="P33">Use the dump/restore utility to build the database tables and initialize the database.<text:tab/></text:p>
          <text:list>
            <text:list-item>
              <text:p text:style-name="P33"><text:s/>Create the tables:</text:p>
            </text:list-item>
          </text:list>
          <text:p text:style-name="P14">cd &lt;quickstart&gt;/dumpres</text:p>
          <text:p text:style-name="P14">./bwrun schema-export </text:p>
          <text:list>
            <text:list-item>
              <text:p text:style-name="P33">Initialize the database and set the path to the Lucene indexes with either (but not both) of these commands:</text:p>
              <text:list>
                <text:list-item>
                  <text:p text:style-name="P33">initialize with the default quickstart data:</text:p>
                </text:list-item>
              </text:list>
            </text:list-item>
          </text:list>
          <text:p text:style-name="P14">./bwrun initdb <text:span text:style-name="T18">-indexroot &lt;someDirectoryPath&gt;/bedeworkIndexes </text:span></text:p>
          <text:list>
            <text:list-item>
              <text:list>
                <text:list-item>
                  <text:p text:style-name="P34">OR initialize with the bare minimum of data:</text:p>
                </text:list-item>
              </text:list>
            </text:list-item>
          </text:list>
          <text:p text:style-name="P14">./bwrun restore &lt;quickstart&gt;/bedework/projects/dumprestore/resources/initbedework-sparse.xml <text:span text:style-name="T18">-indexroot &lt;someDirectoryPath&gt;/bedeworkIndexes </text:span><text:s/></text:p>
          <text:p text:style-name="P33"><text:s text:c="2"/></text:p>
        </text:list-item>
        <text:list-item>
          <text:p text:style-name="P33"><text:s/>Verify that Bedework starts up and that the web clients are working as expected: <text:line-break/>(note the use of the -bwc parameter rather than -quickstart)</text:p>
          <text:p text:style-name="P14">cd &lt;quickstartDirectory&gt;<text:line-break/>./bw -bwc mysql start</text:p>
          <text:p text:style-name="P33"><text:s text:c="2"/></text:p>
        </text:list-item>
        <text:list-item>
          <text:p text:style-name="P33">Use your local LDAP directory for authentication:</text:p>
          <text:list>
            <text:list-item>
              <text:p text:style-name="P33"><text:s/>FIRST, login to the Bedework admin client and add a superuser that exists in your local LDAP directory: </text:p>
              <text:list>
                <text:list-item>
                  <text:p text:style-name="P33">login as admin </text:p>
                </text:list-item>
                <text:list-item>
                  <text:p text:style-name="P33">click the “System” tab</text:p>
                </text:list-item>
                <text:list-item>
                  <text:p text:style-name="P33">select “Manage System Preferences”</text:p>
                </text:list-item>
                <text:list-item>
                  <text:p text:style-name="P33">In the third row, add a username (probably yourself) to the comma separated list of superusers.</text:p>
                </text:list-item>
              </text:list>
            </text:list-item>
            <text:list-item>
              <text:p text:style-name="P33"><text:s/>Configure Tomcat to point at your local LDAP server:</text:p>
              <text:list>
                <text:list-item>
                  <text:p text:style-name="P33">Edit &lt;quickstart&gt;/apache-tomcat-5.5.17/conf/server.xml</text:p>
                </text:list-item>
                <text:list-item>
                  <text:p text:style-name="P33">Change the jndi realm on line 169 to point at your local LDAP server</text:p>
                </text:list-item>
              </text:list>
            </text:list-item>
          </text:list>
        </text:list-item>
      </text:list>
      <text:p text:style-name="Standard"/>
      <text:p text:style-name="Standard">You should now have a production-ready Bedework system running.</text:p>
      <text:p text:style-name="Standard"><text:soft-page-break/></text:p>
      <text:p text:style-name="P11">A few common things not covered in this tutorial:</text:p>
      <text:list xml:id="list33177202" text:style-name="L12">
        <text:list-item>
          <text:p text:style-name="P35">Copying war files into and configuring settings for an existing Tomcat distribution. </text:p>
        </text:list-item>
        <text:list-item>
          <text:p text:style-name="P35">Setting JVM parameters in Tomcat (see section 3.3) – these are not set to production values in the quickstart distribution, so you will likely want to change them.</text:p>
        </text:list-item>
        <text:list-item>
          <text:p text:style-name="P35">Moving the Bedework themes to a different web server (see section 3.11) – you do not have to do this, but it will probably make theming easier.</text:p>
        </text:list-item>
        <text:list-item>
          <text:p text:style-name="P35">Defining virtual hosts for the applications (done in the cal.properties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5T13:13:53.92">Dec 15, 2009</text:date> <text:tab/><text:tab/>p.<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74</meta:editing-cycles>
    <meta:editing-duration>PT67H30M37S</meta:editing-duration>
    <dc:title>BedeworkTemplate</dc:title>
    <meta:initial-creator>Arlen Johnson</meta:initial-creator>
    <dc:date>2009-12-15T13:13:53.87</dc:date>
    <meta:printed-by>Arlen Johnson</meta:printed-by>
    <meta:print-date>2009-09-16T10:02:26.37</meta:print-date>
    <dc:creator>Arlen Johnson</dc:creator>
    <meta:document-statistic meta:table-count="0" meta:image-count="0" meta:object-count="0" meta:page-count="25" meta:paragraph-count="438" meta:word-count="6423" meta:character-count="43496"/>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